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4266" officeooo:paragraph-rsid="00094266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94266" officeooo:paragraph-rsid="00094266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94266" officeooo:paragraph-rsid="000af82d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94266" officeooo:paragraph-rsid="000c3f12"/>
    </style:style>
    <style:style style:name="P5" style:family="paragraph" style:parent-style-name="Standard" style:list-style-name="L1">
      <style:paragraph-properties fo:text-align="center" style:justify-single-word="false"/>
      <style:text-properties officeooo:rsid="00094266" officeooo:paragraph-rsid="000af82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94266" officeooo:paragraph-rsid="00094266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6pt" fo:font-weight="bold" officeooo:rsid="00094266" officeooo:paragraph-rsid="00094266" style:font-size-asian="16pt" style:font-weight-asian="bold" style:font-size-complex="16pt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6pt" fo:font-weight="bold" officeooo:rsid="00094266" officeooo:paragraph-rsid="00094266" style:font-size-asian="16pt" style:font-weight-asian="bold" style:font-size-complex="16pt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6pt" fo:font-weight="bold" officeooo:rsid="00094266" officeooo:paragraph-rsid="000af82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paragraph-rsid="00094266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094266"/>
    </style:style>
    <style:style style:name="P12" style:family="paragraph" style:parent-style-name="Standard" style:list-style-name="L1">
      <style:paragraph-properties fo:text-align="justify" style:justify-single-word="false"/>
      <style:text-properties officeooo:paragraph-rsid="000af82d"/>
    </style:style>
    <style:style style:name="P13" style:family="paragraph" style:parent-style-name="Standard" style:list-style-name="L1">
      <style:paragraph-properties fo:text-align="justify" style:justify-single-word="false"/>
      <style:text-properties officeooo:paragraph-rsid="000c3f12"/>
    </style:style>
    <style:style style:name="P14" style:family="paragraph" style:parent-style-name="Standard">
      <style:paragraph-properties fo:text-align="justify" style:justify-single-word="false"/>
      <style:text-properties officeooo:paragraph-rsid="000af82d"/>
    </style:style>
    <style:style style:name="P15" style:family="paragraph" style:parent-style-name="Standard" style:list-style-name="L1">
      <style:paragraph-properties fo:text-align="justify" style:justify-single-word="false"/>
      <style:text-properties fo:color="#ff3333" fo:font-size="16pt" fo:font-weight="normal" officeooo:rsid="00094266" officeooo:paragraph-rsid="000c3f12" style:font-size-asian="16pt" style:font-weight-asian="normal" style:font-size-complex="16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weight="normal" officeooo:rsid="00094266" officeooo:paragraph-rsid="000c3f1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094266" officeooo:paragraph-rsid="00094266" style:font-weight-asian="normal" style:font-weight-complex="normal"/>
    </style:style>
    <style:style style:name="T1" style:family="text">
      <style:text-properties fo:color="#ff3333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094266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0c3f12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0af82d" style:font-size-asian="16pt" style:font-size-complex="16pt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size="16pt" fo:font-style="normal" style:font-size-asian="16pt" style:font-style-asian="normal" style:font-size-complex="16pt" style:font-style-complex="normal"/>
    </style:style>
    <style:style style:name="T9" style:family="text">
      <style:text-properties fo:font-size="16pt" fo:font-style="normal" officeooo:rsid="000af82d" style:font-size-asian="16pt" style:font-style-asian="normal" style:font-size-complex="16pt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0af82d"/>
    </style:style>
    <style:style style:name="T12" style:family="text">
      <style:text-properties fo:color="#000000"/>
    </style:style>
    <style:style style:name="T13" style:family="text">
      <style:text-properties fo:color="#000000" fo:font-style="italic" style:font-style-asian="italic" style:font-style-complex="italic"/>
    </style:style>
    <style:style style:name="T14" style:family="text">
      <style:text-properties fo:color="#000000" fo:font-style="italic" officeooo:rsid="000c3f12" style:font-style-asian="italic" style:font-style-complex="italic"/>
    </style:style>
    <style:style style:name="T15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000000" fo:font-style="italic" fo:font-weight="bold" officeooo:rsid="000c3f12" style:font-style-asian="italic" style:font-weight-asian="bold" style:font-style-complex="italic" style:font-weight-complex="bold"/>
    </style:style>
    <style:style style:name="T17" style:family="text">
      <style:text-properties fo:color="#000000" officeooo:rsid="000af82d"/>
    </style:style>
    <style:style style:name="T18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19" style:family="text">
      <style:text-properties fo:color="#000000" fo:font-size="16pt" fo:font-style="italic" officeooo:rsid="000c3f12" style:font-size-asian="16pt" style:font-style-asian="italic" style:font-size-complex="16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requent Questions in Modeling (task 3)</text:p>
      <text:p text:style-name="P6"/>
      <text:p text:style-name="P7"/>
      <text:p text:style-name="P6"><text:span text:style-name="T1">!! Please add your name and date when asking and answering !!</text:span></text:p>
      <text:p text:style-name="P6"><text:span text:style-name="T1"/></text:p>
      <text:list xml:id="list5352838209378661430" text:style-name="L1">
        <text:list-header>
          <text:p text:style-name="P5"><text:span text:style-name="T2"/></text:p>
        </text:list-header>
        <text:list-item>
          <text:p text:style-name="P3"><text:span text:style-name="T2">Who are the people in my team model (Rosana, </text:span><text:span text:style-name="T4">26.04</text:span><text:span text:style-name="T2">)?</text:span></text:p>
          <text:p text:style-name="P15"><text:span text:style-name="T13">(Rosana, </text:span><text:span text:style-name="T14">26.04</text:span><text:span text:style-name="T13">) </text:span><text:span text:style-name="T17">Check models’ summary spreadsheet or the pinned messages on task 3 channel on Slack.</text:span><text:span text:style-name="T11"> </text:span></text:p>
        </text:list-item>
      </text:list>
      <text:p text:style-name="P1"><text:span text:style-name="T2"/></text:p>
      <text:list xml:id="list35741116390783" text:continue-numbering="true" text:style-name="L1">
        <text:list-item>
          <text:p text:style-name="P4"><text:span text:style-name="T2">Which values to use for wind spead from the CLIMADA data set (Rosana, </text:span><text:span text:style-name="T4">26.04</text:span><text:span text:style-name="T2">)?</text:span></text:p>
          <text:p text:style-name="P16"><text:span text:style-name="T7">(Rosana</text:span><text:span text:style-name="T18">, </text:span><text:span text:style-name="T19">26.04</text:span><text:span text:style-name="T7">)</text:span><text:span text:style-name="T8"> </text:span><text:span text:style-name="T9">So far, we chose to use 2 approaches to check their impact of affected population. Approach A is to use a fixed wind speed (and respective exposed population) for all cyclones on the data set. Approach B is to <text:s/>use exposed population as a categorical variable and select wind speed from the other features. Once we define the best approach, it will be communicated here.</text:span></text:p>
          <text:p text:style-name="P2"><text:span text:style-name="T2"/></text:p>
        </text:list-item>
        <text:list-item>
          <text:p text:style-name="P4"><text:span text:style-name="T2">Can someone peer review my code (Rosana, </text:span><text:span text:style-name="T4">26.04</text:span><text:span text:style-name="T2">)?</text:span></text:p>
          <text:p text:style-name="P16"><text:span text:style-name="T7">(Rosana</text:span><text:span text:style-name="T18">, </text:span><text:span text:style-name="T19">26.04</text:span><text:span text:style-name="T7">) </text:span><text:span text:style-name="T5">Yes! First you can talk to your team members (</text:span><text:span text:style-name="T6">check models’ summary spreadsheet). They will send your code to task 5 for quality assurance. </text:span></text:p>
          <text:p text:style-name="P2"><text:span text:style-name="T2"/></text:p>
        </text:list-item>
        <text:list-item>
          <text:p text:style-name="P4"><text:span text:style-name="T2">Where do I share my results (Rosana, </text:span><text:span text:style-name="T4">26.04</text:span><text:span text:style-name="T2">)?</text:span></text:p>
          <text:p text:style-name="P16"><text:span text:style-name="T7">(Rosana</text:span><text:span text:style-name="T18">, </text:span><text:span text:style-name="T19">26.04</text:span><text:span text:style-name="T7">)</text:span><text:span text:style-name="T8"> If you have a notebook, please share in the Github repository and update the results in the models’ summary spreadsheet there. </text:span></text:p>
          <text:p text:style-name="P2"><text:span text:style-name="T2"/></text:p>
        </text:list-item>
        <text:list-item>
          <text:p text:style-name="P4"><text:span text:style-name="T2">I’m lost in the project, how can I help (Rosana, </text:span><text:span text:style-name="T4">26.04</text:span><text:span text:style-name="T2">)?</text:span></text:p>
          <text:p text:style-name="P16"><text:span text:style-name="T7">(Rosana</text:span><text:span text:style-name="T18">, </text:span><text:span text:style-name="T19">26.04</text:span><text:span text:style-name="T7">)</text:span><text:span text:style-name="T5"> Go to the summary_and_learning channel and check the latest updates. Also, contact the task managers in case you want to help with something specific (tasks 1-5 managers, respectively, Anel, Sagar, Rosana, <text:s/>Bego, Juber) </text:span></text:p>
        </text:list-item>
      </text:list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list xml:id="list35740888984362" text:continue-numbering="true" text:style-name="L1">
        <text:list-header>
          <text:p text:style-name="P8"/>
        </text:list-header>
        <text:list-item>
          <text:p text:style-name="P13"><text:soft-page-break/><text:span text:style-name="T3">How to deal with missing values (Rosana, </text:span><text:span text:style-name="T4">26.04</text:span><text:span text:style-name="T3">)?</text:span></text:p>
          <text:p text:style-name="P12"><text:span text:style-name="T3"/></text:p>
        </text:list-item>
      </text:list>
      <text:p text:style-name="P14"><text:span text:style-name="T3"/></text:p>
      <text:list xml:id="list35739255609593" text:continue-numbering="true" text:style-name="L1">
        <text:list-item>
          <text:p text:style-name="P4"><text:span text:style-name="T2">How are we encoding categorical features (Rosana, </text:span><text:span text:style-name="T4">26.04</text:span><text:span text:style-name="T2">)?</text:span></text:p>
          <text:p text:style-name="P3"><text:span text:style-name="T2"/></text:p>
          <text:p text:style-name="P3"><text:span text:style-name="T2"/></text:p>
        </text:list-item>
        <text:list-item>
          <text:p text:style-name="P4"><text:span text:style-name="T2">What is the latest data set (Rosana, </text:span><text:span text:style-name="T4">26.04</text:span><text:span text:style-name="T2">)?</text:span></text:p>
          <text:p text:style-name="P3"><text:span text:style-name="T2"/></text:p>
          <text:p text:style-name="P3"><text:span text:style-name="T2"/></text:p>
        </text:list-item>
        <text:list-item>
          <text:p text:style-name="P4"><text:span text:style-name="T2">What has been done for EDA (Rosana, </text:span><text:span text:style-name="T4">26.04</text:span><text:span text:style-name="T2">)?</text:span></text:p>
          <text:p text:style-name="P9"><text:span text:style-name="T2"/>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03:39:14.780897840</meta:creation-date>
    <meta:generator>LibreOffice/5.1.6.2$Linux_X86_64 LibreOffice_project/10m0$Build-2</meta:generator>
    <dc:date>2020-04-26T03:57:39.139736410</dc:date>
    <meta:editing-duration>PT7M27S</meta:editing-duration>
    <meta:editing-cycles>2</meta:editing-cycles>
    <meta:document-statistic meta:table-count="0" meta:image-count="0" meta:object-count="0" meta:page-count="2" meta:paragraph-count="27" meta:word-count="293" meta:character-count="1616" meta:non-whitespace-character-count="1358"/>
  </office:meta>
</office:document-meta>
</file>